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As a music listener, very little of the Bylin article resonates with me. To start off, I don't really take part in any organized communities for music or visit any of the sites that they mentioned, so when it started talking about specific models for community engagement and how to create a thriving fan base all of the references and points of discussion went over my head. I also wasn't around for the old types of communities that they talked about, so I can't really share my two cents on how newer communities differ.</text:span></text:p>
      <text:p text:style-name="Standard"><text:span text:style-name="T1"><text:tab/>I am going to use one of the websites from the resources for this project. I am currently looking at three sites, YourEDM, ResidentAdvisor and The Line of Best Fit. The Line of Best fit is the one that is currently my front runner because it covers mostly alternative music which is the most interesting to me. That'll probably make the project more interesting to me. YourEDM would be my second choice. It has a range of genres and a lot of them are ones that I have listened to a little but never got very into, so I'll get to be exposed a little more to those gen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9T18:41:01.03</meta:creation-date>
    <meta:editing-duration>PT5M11S</meta:editing-duration>
    <meta:editing-cycles>2</meta:editing-cycles>
    <meta:generator>OpenOffice/4.1.1$Win32 OpenOffice.org_project/411m6$Build-9775</meta:generator>
    <meta:initial-creator>Robert Ritchie</meta:initial-creator>
    <meta:document-statistic meta:table-count="0" meta:image-count="0" meta:object-count="0" meta:page-count="1" meta:paragraph-count="2" meta:word-count="203" meta:character-count="1094"/>
    <dc:date>2015-09-09T19:01:20.92</dc:date>
    <dc:creator>Robert Ritchie</dc:creator>
  </office:meta>
</office:document-meta>
</file>